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SC" svg:font-family="'Noto Serif SC'" style:font-family-generic="system" style:font-pitch="variable"/>
    <style:font-face style:name="Segoe UI" svg:font-family="'Segoe UI', 'Segoe UI Emoji', 'Segoe UI Symbol', Lato, 'Liberation Sans', 'Noto Sans', 'Helvetica Neue', Helvetica, sans-serif"/>
    <style:font-face style:name="sans-serif" svg:font-family="sans-serif"/>
  </office:font-face-decls>
  <office:automatic-styles>
    <style:style style:name="P1" style:family="paragraph" style:parent-style-name="Text_20_body">
      <style:text-properties officeooo:paragraph-rsid="0029bae3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12pt" fo:font-weight="normal" officeooo:paragraph-rsid="00260db7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12pt" fo:language="en" fo:country="US" officeooo:rsid="002d02db" officeooo:paragraph-rsid="00260db7" style:font-size-asian="12pt" style:font-size-complex="12pt"/>
    </style:style>
    <style:style style:name="P4" style:family="paragraph" style:parent-style-name="Text_20_body">
      <style:text-properties style:font-name="Liberation Serif" fo:font-size="12pt" fo:language="en" fo:country="US" fo:font-weight="bold" officeooo:rsid="00301fee" officeooo:paragraph-rsid="00301fee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12pt" fo:language="uk" fo:country="UA" officeooo:rsid="002e3a1b" officeooo:paragraph-rsid="00260db7" style:font-size-asian="12pt" style:font-size-complex="12pt"/>
    </style:style>
    <style:style style:name="P6" style:family="paragraph" style:parent-style-name="Text_20_body">
      <style:text-properties style:font-name="Liberation Serif" fo:font-size="12pt" fo:language="uk" fo:country="UA" officeooo:rsid="007adef4" officeooo:paragraph-rsid="004c633d" style:font-size-asian="12pt" style:font-size-complex="12pt"/>
    </style:style>
    <style:style style:name="P7" style:family="paragraph" style:parent-style-name="Text_20_body">
      <style:text-properties style:font-name="Liberation Serif" fo:font-size="12pt" fo:language="uk" fo:country="UA" officeooo:rsid="007adef4" officeooo:paragraph-rsid="00903bc4" style:font-size-asian="12pt" style:font-size-complex="12pt"/>
    </style:style>
    <style:style style:name="P8" style:family="paragraph" style:parent-style-name="Text_20_body">
      <style:text-properties style:font-name="Liberation Serif" fo:font-size="12pt" fo:language="uk" fo:country="UA" officeooo:rsid="00206429" officeooo:paragraph-rsid="0024f70a" style:font-size-asian="12pt" style:font-size-complex="12pt"/>
    </style:style>
    <style:style style:name="P9" style:family="paragraph" style:parent-style-name="Text_20_body">
      <style:text-properties style:font-name="Liberation Serif" fo:font-size="12pt" fo:language="uk" fo:country="UA" officeooo:rsid="00206429" officeooo:paragraph-rsid="0025009d" style:font-size-asian="12pt" style:font-size-complex="12pt"/>
    </style:style>
    <style:style style:name="P10" style:family="paragraph" style:parent-style-name="Text_20_body">
      <style:text-properties style:font-name="Liberation Serif" fo:font-size="12pt" fo:language="uk" fo:country="UA" officeooo:rsid="0025009d" officeooo:paragraph-rsid="0024f70a" style:font-size-asian="12pt" style:font-size-complex="12pt"/>
    </style:style>
    <style:style style:name="P11" style:family="paragraph" style:parent-style-name="Text_20_body">
      <style:text-properties style:font-name="Liberation Serif" fo:font-size="12pt" fo:language="uk" fo:country="UA" officeooo:rsid="00281423" officeooo:paragraph-rsid="002693c5" style:font-size-asian="12pt" style:font-size-complex="12pt"/>
    </style:style>
    <style:style style:name="P12" style:family="paragraph" style:parent-style-name="Text_20_body">
      <style:text-properties style:font-name="Liberation Serif" fo:font-size="12pt" fo:language="uk" fo:country="UA" officeooo:rsid="002b393e" officeooo:paragraph-rsid="0029bae3" style:font-size-asian="12pt" style:font-size-complex="12pt"/>
    </style:style>
    <style:style style:name="P13" style:family="paragraph" style:parent-style-name="Text_20_body">
      <style:text-properties style:font-name="Liberation Serif" fo:font-size="12pt" fo:language="uk" fo:country="UA" officeooo:rsid="00301fee" officeooo:paragraph-rsid="002693c5" style:font-size-asian="12pt" style:font-size-complex="12pt"/>
    </style:style>
    <style:style style:name="P14" style:family="paragraph" style:parent-style-name="Text_20_body">
      <style:text-properties style:font-name="Liberation Serif" fo:font-size="12pt" fo:language="uk" fo:country="UA" officeooo:rsid="003194cd" officeooo:paragraph-rsid="00301fee" style:font-size-asian="12pt" style:font-size-complex="12pt"/>
    </style:style>
    <style:style style:name="P15" style:family="paragraph" style:parent-style-name="Text_20_body">
      <style:text-properties style:font-name="Liberation Serif" fo:font-size="12pt" fo:language="uk" fo:country="UA" officeooo:rsid="0091c82c" officeooo:paragraph-rsid="00260db7" style:font-size-asian="12pt" style:font-size-complex="12pt"/>
    </style:style>
    <style:style style:name="P16" style:family="paragraph" style:parent-style-name="Text_20_body">
      <style:text-properties style:font-name="Liberation Serif" fo:font-size="12pt" officeooo:paragraph-rsid="004c633d" style:font-size-asian="12pt" style:font-size-complex="12pt"/>
    </style:style>
    <style:style style:name="P17" style:family="paragraph" style:parent-style-name="Text_20_body">
      <style:text-properties style:font-name="Liberation Serif" fo:font-size="12pt" officeooo:paragraph-rsid="00206429" style:font-size-asian="12pt" style:font-size-complex="12pt"/>
    </style:style>
    <style:style style:name="P18" style:family="paragraph" style:parent-style-name="Text_20_body">
      <style:text-properties style:font-name="Liberation Serif" fo:font-size="12pt" officeooo:paragraph-rsid="0021d9b4" style:font-size-asian="12pt" style:font-size-complex="12pt"/>
    </style:style>
    <style:style style:name="P19" style:family="paragraph" style:parent-style-name="Text_20_body">
      <style:text-properties style:font-name="Liberation Serif" fo:font-size="12pt" officeooo:paragraph-rsid="002366d3" style:font-size-asian="12pt" style:font-size-complex="12pt"/>
    </style:style>
    <style:style style:name="P20" style:family="paragraph" style:parent-style-name="Text_20_body">
      <style:text-properties style:font-name="Liberation Serif" fo:font-size="12pt" officeooo:paragraph-rsid="0024f70a" style:font-size-asian="12pt" style:font-size-complex="12pt"/>
    </style:style>
    <style:style style:name="P21" style:family="paragraph" style:parent-style-name="Text_20_body">
      <style:text-properties style:font-name="Liberation Serif" fo:font-size="12pt" officeooo:paragraph-rsid="0025009d" style:font-size-asian="12pt" style:font-size-complex="12pt"/>
    </style:style>
    <style:style style:name="P22" style:family="paragraph" style:parent-style-name="Text_20_body">
      <style:text-properties style:font-name="Liberation Serif" fo:font-size="12pt" officeooo:paragraph-rsid="002693c5" style:font-size-asian="12pt" style:font-size-complex="12pt"/>
    </style:style>
    <style:style style:name="P23" style:family="paragraph" style:parent-style-name="Text_20_body">
      <style:text-properties style:font-name="Liberation Serif" fo:font-size="12pt" officeooo:paragraph-rsid="00281423" style:font-size-asian="12pt" style:font-size-complex="12pt"/>
    </style:style>
    <style:style style:name="P24" style:family="paragraph" style:parent-style-name="Text_20_body">
      <style:text-properties style:font-name="Liberation Serif" fo:font-size="12pt" officeooo:paragraph-rsid="0029bae3" style:font-size-asian="12pt" style:font-size-complex="12pt"/>
    </style:style>
    <style:style style:name="P25" style:family="paragraph" style:parent-style-name="Text_20_body">
      <style:text-properties style:font-name="Liberation Serif" fo:font-size="12pt" officeooo:paragraph-rsid="002c08e6" style:font-size-asian="12pt" style:font-size-complex="12pt"/>
    </style:style>
    <style:style style:name="P26" style:family="paragraph" style:parent-style-name="Text_20_body">
      <style:text-properties style:font-name="Liberation Serif" fo:font-size="12pt" officeooo:paragraph-rsid="002e137c" style:font-size-asian="12pt" style:font-size-complex="12pt"/>
    </style:style>
    <style:style style:name="P27" style:family="paragraph" style:parent-style-name="Text_20_body">
      <style:text-properties style:font-name="Liberation Serif" fo:font-size="12pt" officeooo:rsid="0035c8a7" officeooo:paragraph-rsid="0035c8a7" style:font-size-asian="12pt" style:font-size-complex="12pt"/>
    </style:style>
    <style:style style:name="P28" style:family="paragraph" style:parent-style-name="Text_20_body">
      <style:text-properties style:font-name="Liberation Serif" fo:font-size="12pt" officeooo:paragraph-rsid="003be823" style:font-size-asian="12pt" style:font-size-complex="12pt"/>
    </style:style>
    <style:style style:name="P29" style:family="paragraph" style:parent-style-name="Text_20_body">
      <style:text-properties style:font-name="Liberation Serif" fo:font-size="12pt" officeooo:paragraph-rsid="00301fee" style:font-size-asian="12pt" style:font-size-complex="12pt"/>
    </style:style>
    <style:style style:name="P30" style:family="paragraph" style:parent-style-name="Text_20_body">
      <style:text-properties style:font-name="Liberation Serif" fo:font-size="12pt" officeooo:paragraph-rsid="00260db7" style:font-size-asian="12pt" style:font-size-complex="12pt"/>
    </style:style>
    <style:style style:name="P31" style:family="paragraph" style:parent-style-name="Text_20_body">
      <style:text-properties style:font-name="Liberation Serif" fo:font-size="12pt" fo:font-style="normal" officeooo:paragraph-rsid="0029bae3" style:font-size-asian="12pt" style:font-style-asian="normal" style:font-size-complex="12pt" style:font-style-complex="normal"/>
    </style:style>
    <style:style style:name="P32" style:family="paragraph" style:parent-style-name="Text_20_body">
      <style:text-properties style:font-name="Liberation Serif" fo:font-size="12pt" fo:font-style="normal" officeooo:paragraph-rsid="003b206a" style:font-size-asian="12pt" style:font-style-asian="normal" style:font-size-complex="12pt" style:font-style-complex="normal"/>
    </style:style>
    <style:style style:name="P33" style:family="paragraph" style:parent-style-name="Text_20_body">
      <style:text-properties style:font-name="Liberation Serif" fo:font-size="12pt" fo:font-style="normal" officeooo:paragraph-rsid="003be823" style:font-size-asian="12pt" style:font-style-asian="normal" style:font-size-complex="12pt" style:font-style-complex="normal"/>
    </style:style>
    <style:style style:name="P34" style:family="paragraph" style:parent-style-name="Text_20_body">
      <style:text-properties style:font-name="Liberation Serif" fo:font-size="12pt" fo:font-style="normal" officeooo:paragraph-rsid="003dd023" style:font-size-asian="12pt" style:font-style-asian="normal" style:font-size-complex="12pt" style:font-style-complex="normal"/>
    </style:style>
    <style:style style:name="P35" style:family="paragraph" style:parent-style-name="Text_20_body">
      <style:text-properties style:font-name="Liberation Serif" fo:font-size="12pt" fo:font-style="normal" officeooo:paragraph-rsid="003f43fb" style:font-size-asian="12pt" style:font-style-asian="normal" style:font-size-complex="12pt" style:font-style-complex="normal"/>
    </style:style>
    <style:style style:name="P36" style:family="paragraph" style:parent-style-name="Text_20_body">
      <style:text-properties style:font-name="Liberation Serif" fo:font-size="12pt" fo:font-weight="bold" officeooo:rsid="00260db7" officeooo:paragraph-rsid="00260db7" style:font-size-asian="12pt" style:font-weight-asian="bold" style:font-size-complex="12pt" style:font-weight-complex="bold"/>
    </style:style>
    <style:style style:name="P37" style:family="paragraph" style:parent-style-name="Text_20_body">
      <style:text-properties fo:color="#c9211e" loext:opacity="100%" style:font-name="Liberation Serif" fo:font-size="12pt" officeooo:paragraph-rsid="002e137c" style:font-size-asian="12pt" style:font-size-complex="12pt"/>
    </style:style>
    <style:style style:name="P38" style:family="paragraph" style:parent-style-name="Text_20_body">
      <style:text-properties fo:color="#c9211e" loext:opacity="100%" style:font-name="Liberation Serif" fo:font-size="12pt" officeooo:paragraph-rsid="0029bae3" style:font-size-asian="12pt" style:font-size-complex="12pt"/>
    </style:style>
    <style:style style:name="P39" style:family="paragraph" style:parent-style-name="Text_20_body">
      <style:text-properties fo:color="#c9211e" loext:opacity="100%" style:font-name="Liberation Serif" fo:font-size="12pt" officeooo:paragraph-rsid="00429918" style:font-size-asian="12pt" style:font-size-complex="12pt"/>
    </style:style>
    <style:style style:name="P40" style:family="paragraph" style:parent-style-name="Text_20_body">
      <style:text-properties fo:color="#c9211e" loext:opacity="100%" style:font-name="Liberation Serif" fo:font-size="12pt" fo:language="uk" fo:country="UA" officeooo:rsid="0033d69e" officeooo:paragraph-rsid="0029bae3" style:font-size-asian="12pt" style:font-size-complex="12pt"/>
    </style:style>
    <style:style style:name="P41" style:family="paragraph" style:parent-style-name="Text_20_body">
      <style:text-properties fo:color="#000000" loext:opacity="100%" style:font-name="Liberation Serif" fo:font-size="12pt" fo:font-style="normal" officeooo:paragraph-rsid="003b22c2" style:font-size-asian="12pt" style:font-style-asian="normal" style:font-size-complex="12pt" style:font-style-complex="normal"/>
    </style:style>
    <style:style style:name="P42" style:family="paragraph" style:parent-style-name="Text_20_body">
      <style:text-properties fo:color="#000000" loext:opacity="100%" style:font-name="Liberation Serif" fo:font-size="12pt" fo:language="uk" fo:country="UA" fo:font-style="normal" officeooo:rsid="0033d69e" officeooo:paragraph-rsid="003be823" style:font-size-asian="12pt" style:font-style-asian="normal" style:font-size-complex="12pt" style:font-style-complex="normal"/>
    </style:style>
    <style:style style:name="P43" style:family="paragraph" style:parent-style-name="Text_20_body">
      <style:text-properties officeooo:paragraph-rsid="003f43fb"/>
    </style:style>
    <style:style style:name="P44" style:family="paragraph" style:parent-style-name="Text_20_body">
      <style:text-properties officeooo:paragraph-rsid="0040f02b"/>
    </style:style>
    <style:style style:name="P45" style:family="paragraph" style:parent-style-name="Text_20_body">
      <style:text-properties officeooo:paragraph-rsid="00429918"/>
    </style:style>
    <style:style style:name="T1" style:family="text">
      <style:text-properties officeooo:rsid="00903b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7967ab"/>
    </style:style>
    <style:style style:name="T4" style:family="text">
      <style:text-properties fo:language="uk" fo:country="UA" officeooo:rsid="007adef4"/>
    </style:style>
    <style:style style:name="T5" style:family="text">
      <style:text-properties fo:language="uk" fo:country="UA" officeooo:rsid="00206429"/>
    </style:style>
    <style:style style:name="T6" style:family="text">
      <style:text-properties fo:language="uk" fo:country="UA" officeooo:rsid="0021d9b4"/>
    </style:style>
    <style:style style:name="T7" style:family="text">
      <style:text-properties fo:language="uk" fo:country="UA" officeooo:rsid="002366d3"/>
    </style:style>
    <style:style style:name="T8" style:family="text">
      <style:text-properties fo:language="uk" fo:country="UA" officeooo:rsid="0024f70a"/>
    </style:style>
    <style:style style:name="T9" style:family="text">
      <style:text-properties fo:language="uk" fo:country="UA" officeooo:rsid="0025009d"/>
    </style:style>
    <style:style style:name="T10" style:family="text">
      <style:text-properties fo:language="uk" fo:country="UA" officeooo:rsid="00916bab"/>
    </style:style>
    <style:style style:name="T11" style:family="text">
      <style:text-properties fo:language="uk" fo:country="UA" officeooo:rsid="0091c82c"/>
    </style:style>
    <style:style style:name="T12" style:family="text">
      <style:text-properties fo:language="uk" fo:country="UA" officeooo:rsid="009e813f"/>
    </style:style>
    <style:style style:name="T13" style:family="text">
      <style:text-properties fo:language="uk" fo:country="UA" officeooo:rsid="009e2733"/>
    </style:style>
    <style:style style:name="T14" style:family="text">
      <style:text-properties fo:language="uk" fo:country="UA" officeooo:rsid="002e3a1b"/>
    </style:style>
    <style:style style:name="T15" style:family="text">
      <style:text-properties fo:language="uk" fo:country="UA" officeooo:rsid="002e5812"/>
    </style:style>
    <style:style style:name="T16" style:family="text">
      <style:text-properties fo:language="uk" fo:country="UA" officeooo:rsid="002693c5"/>
    </style:style>
    <style:style style:name="T17" style:family="text">
      <style:text-properties fo:language="uk" fo:country="UA" officeooo:rsid="00281423"/>
    </style:style>
    <style:style style:name="T18" style:family="text">
      <style:text-properties fo:language="uk" fo:country="UA" officeooo:rsid="0029bae3"/>
    </style:style>
    <style:style style:name="T19" style:family="text">
      <style:text-properties fo:language="uk" fo:country="UA" officeooo:rsid="002b393e"/>
    </style:style>
    <style:style style:name="T20" style:family="text">
      <style:text-properties fo:language="uk" fo:country="UA" officeooo:rsid="002c08e6"/>
    </style:style>
    <style:style style:name="T21" style:family="text">
      <style:text-properties fo:language="uk" fo:country="UA" officeooo:rsid="002e137c"/>
    </style:style>
    <style:style style:name="T22" style:family="text">
      <style:text-properties fo:language="uk" fo:country="UA" officeooo:rsid="002e8003"/>
    </style:style>
    <style:style style:name="T23" style:family="text">
      <style:text-properties fo:language="uk" fo:country="UA" officeooo:rsid="00301fee"/>
    </style:style>
    <style:style style:name="T24" style:family="text">
      <style:text-properties fo:language="uk" fo:country="UA" officeooo:rsid="003194cd"/>
    </style:style>
    <style:style style:name="T25" style:family="text">
      <style:text-properties fo:language="uk" fo:country="UA" officeooo:rsid="0031d5f4"/>
    </style:style>
    <style:style style:name="T26" style:family="text">
      <style:text-properties fo:language="uk" fo:country="UA" officeooo:rsid="00329e8f"/>
    </style:style>
    <style:style style:name="T27" style:family="text">
      <style:text-properties fo:language="uk" fo:country="UA" officeooo:rsid="0033d69e"/>
    </style:style>
    <style:style style:name="T28" style:family="text">
      <style:text-properties fo:language="uk" fo:country="UA" officeooo:rsid="0035c8a7"/>
    </style:style>
    <style:style style:name="T29" style:family="text">
      <style:text-properties fo:language="uk" fo:country="UA" officeooo:rsid="00399982"/>
    </style:style>
    <style:style style:name="T30" style:family="text">
      <style:text-properties fo:language="uk" fo:country="UA" officeooo:rsid="003b206a"/>
    </style:style>
    <style:style style:name="T31" style:family="text">
      <style:text-properties fo:language="uk" fo:country="UA" officeooo:rsid="003b22c2"/>
    </style:style>
    <style:style style:name="T32" style:family="text">
      <style:text-properties fo:language="uk" fo:country="UA" officeooo:rsid="003be823"/>
    </style:style>
    <style:style style:name="T33" style:family="text">
      <style:text-properties fo:language="uk" fo:country="UA" officeooo:rsid="00429918"/>
    </style:style>
    <style:style style:name="T34" style:family="text">
      <style:text-properties fo:font-variant="normal" fo:text-transform="none" fo:color="#202122" loext:opacity="100%" style:font-name="Segoe UI" fo:font-size="11.25pt" fo:letter-spacing="normal" fo:language="uk" fo:country="UA" fo:font-style="normal" fo:font-weight="normal" officeooo:rsid="002b393e"/>
    </style:style>
    <style:style style:name="T35" style:family="text">
      <style:text-properties fo:font-variant="normal" fo:text-transform="none" fo:color="#202122" loext:opacity="100%" style:font-name="Segoe UI" fo:font-size="11.25pt" fo:letter-spacing="normal" fo:language="uk" fo:country="UA" fo:font-style="normal" fo:font-weight="normal" officeooo:rsid="003f43fb" style:font-size-asian="12pt" style:font-style-asian="normal" style:font-size-complex="12pt" style:font-style-complex="normal"/>
    </style:style>
    <style:style style:name="T36" style:family="text">
      <style:text-properties fo:font-variant="normal" fo:text-transform="none" fo:color="#202122" loext:opacity="100%" style:font-name="Segoe UI" fo:font-size="11.25pt" fo:letter-spacing="normal" fo:language="uk" fo:country="UA" fo:font-style="normal" fo:font-weight="normal" officeooo:rsid="0037ad38" style:font-size-asian="12pt" style:font-style-asian="normal" style:font-size-complex="12pt" style:font-style-complex="normal"/>
    </style:style>
    <style:style style:name="T37" style:family="text">
      <style:text-properties fo:font-variant="normal" fo:text-transform="none" fo:color="#202122" loext:opacity="100%" style:font-name="Segoe UI" fo:font-size="11.25pt" fo:letter-spacing="normal" fo:language="uk" fo:country="UA" fo:font-style="normal" fo:font-weight="normal" officeooo:rsid="0040f02b"/>
    </style:style>
    <style:style style:name="T38" style:family="text">
      <style:text-properties fo:font-variant="normal" fo:text-transform="none" fo:color="#202122" loext:opacity="100%" style:font-name="Segoe UI" fo:font-size="11.25pt" fo:letter-spacing="normal" fo:language="uk" fo:country="UA" fo:font-style="normal" fo:font-weight="normal" officeooo:rsid="0043919e"/>
    </style:style>
    <style:style style:name="T39" style:family="text">
      <style:text-properties fo:font-variant="normal" fo:text-transform="none" fo:color="#202122" loext:opacity="100%" style:font-name="Segoe UI" fo:font-size="11.25pt" fo:letter-spacing="normal" fo:language="uk" fo:country="UA" fo:font-weight="normal" officeooo:rsid="003ca17a"/>
    </style:style>
    <style:style style:name="T40" style:family="text">
      <style:text-properties fo:font-variant="normal" fo:text-transform="none" fo:color="#202122" loext:opacity="100%" style:font-name="Segoe UI" fo:font-size="11.25pt" fo:letter-spacing="normal" fo:language="uk" fo:country="UA" fo:font-weight="normal" officeooo:rsid="003f43fb"/>
    </style:style>
    <style:style style:name="T41" style:family="text">
      <style:text-properties fo:font-variant="normal" fo:text-transform="none" fo:color="#202122" loext:opacity="100%" style:font-name="Segoe UI" fo:font-size="11.25pt" fo:letter-spacing="normal" fo:font-style="normal" fo:font-weight="normal" style:font-size-asian="12pt" style:font-style-asian="normal" style:font-size-complex="12pt" style:font-style-complex="normal"/>
    </style:style>
    <style:style style:name="T42" style:family="text">
      <style:text-properties fo:font-variant="normal" fo:text-transform="none" fo:color="#202122" loext:opacity="100%" style:font-name="Segoe UI" fo:font-size="11.25pt" fo:letter-spacing="normal" fo:font-weight="normal"/>
    </style:style>
    <style:style style:name="T43" style:family="text">
      <style:text-properties fo:font-variant="normal" fo:text-transform="none" fo:color="#202122" loext:opacity="100%" style:font-name="sans-serif" fo:font-size="12pt" fo:letter-spacing="normal" fo:language="uk" fo:country="UA" fo:font-style="normal" fo:font-weight="normal" officeooo:rsid="0043919e"/>
    </style:style>
    <style:style style:name="T44" style:family="text">
      <style:text-properties fo:font-variant="normal" fo:text-transform="none" fo:color="#202122" loext:opacity="100%" fo:letter-spacing="normal" fo:language="uk" fo:country="UA" fo:font-style="normal" fo:font-weight="normal" officeooo:rsid="007adef4"/>
    </style:style>
    <style:style style:name="T45" style:family="text">
      <style:text-properties fo:font-variant="normal" fo:text-transform="none" fo:color="#202122" loext:opacity="100%" fo:letter-spacing="normal" fo:language="uk" fo:country="UA" fo:font-style="normal" fo:font-weight="normal" officeooo:rsid="00281423"/>
    </style:style>
    <style:style style:name="T46" style:family="text">
      <style:text-properties fo:font-variant="normal" fo:text-transform="none" fo:color="#202122" loext:opacity="100%" fo:letter-spacing="normal" fo:language="uk" fo:country="UA" fo:font-weight="normal" officeooo:rsid="002b393e"/>
    </style:style>
    <style:style style:name="T47" style:family="text">
      <style:text-properties fo:font-variant="normal" fo:text-transform="none" fo:color="#202122" loext:opacity="100%" fo:letter-spacing="normal" fo:language="uk" fo:country="UA" fo:font-weight="normal" officeooo:rsid="00399982"/>
    </style:style>
    <style:style style:name="T48" style:family="text">
      <style:text-properties fo:font-variant="normal" fo:text-transform="none" fo:color="#202122" loext:opacity="100%" fo:letter-spacing="normal" fo:language="uk" fo:country="UA" fo:font-weight="normal" officeooo:rsid="003b22c2"/>
    </style:style>
    <style:style style:name="T49" style:family="text">
      <style:text-properties fo:font-variant="normal" fo:text-transform="none" fo:color="#202122" loext:opacity="100%" fo:letter-spacing="normal" fo:language="uk" fo:country="UA" fo:font-weight="normal" officeooo:rsid="003be823"/>
    </style:style>
    <style:style style:name="T50" style:family="text">
      <style:text-properties fo:font-variant="normal" fo:text-transform="none" fo:color="#202122" loext:opacity="100%" fo:letter-spacing="normal" fo:language="uk" fo:country="UA" fo:font-weight="normal" officeooo:rsid="003ca17a"/>
    </style:style>
    <style:style style:name="T51" style:family="text">
      <style:text-properties fo:font-variant="normal" fo:text-transform="none" fo:color="#202122" loext:opacity="100%" fo:letter-spacing="normal" fo:language="uk" fo:country="UA" fo:font-weight="normal" officeooo:rsid="003f43fb"/>
    </style:style>
    <style:style style:name="T52" style:family="text">
      <style:text-properties fo:font-variant="normal" fo:text-transform="none" fo:color="#202122" loext:opacity="100%" fo:letter-spacing="normal" fo:font-weight="normal"/>
    </style:style>
    <style:style style:name="T53" style:family="text">
      <style:text-properties fo:font-variant="normal" fo:text-transform="none" style:text-line-through-style="none" style:text-line-through-type="none" fo:letter-spacing="normal" fo:language="uk" fo:country="UA" fo:font-style="normal" style:text-underline-style="none" fo:font-weight="normal" officeooo:rsid="002b393e" style:text-blinking="false" fo:background-color="#ffffff" loext:char-shading-value="0"/>
    </style:style>
    <style:style style:name="T54" style:family="text">
      <style:text-properties fo:font-variant="normal" fo:text-transform="none" fo:color="#c9211e" loext:opacity="100%" style:text-line-through-style="none" style:text-line-through-type="none" style:font-name="Liberation Serif" fo:font-size="12pt" fo:letter-spacing="normal" fo:language="uk" fo:country="UA" fo:font-style="normal" style:text-underline-style="none" fo:font-weight="normal" officeooo:rsid="002b393e" style:text-blinking="false" fo:background-color="#ffffff" loext:char-shading-value="0" style:font-size-asian="12pt" style:font-size-complex="12pt"/>
    </style:style>
    <style:style style:name="T55" style:family="text">
      <style:text-properties officeooo:rsid="001f500e"/>
    </style:style>
    <style:style style:name="T56" style:family="text">
      <style:text-properties officeooo:rsid="001ff379"/>
    </style:style>
    <style:style style:name="T57" style:family="text">
      <style:text-properties fo:language="en" fo:country="US" officeooo:rsid="0021d9b4"/>
    </style:style>
    <style:style style:name="T58" style:family="text">
      <style:text-properties fo:language="en" fo:country="US" officeooo:rsid="0025009d"/>
    </style:style>
    <style:style style:name="T59" style:family="text">
      <style:text-properties fo:language="en" fo:country="US" officeooo:rsid="009e813f"/>
    </style:style>
    <style:style style:name="T60" style:family="text">
      <style:text-properties fo:language="en" fo:country="US" officeooo:rsid="00281423"/>
    </style:style>
    <style:style style:name="T61" style:family="text">
      <style:text-properties fo:language="en" fo:country="US" officeooo:rsid="002e8003"/>
    </style:style>
    <style:style style:name="T62" style:family="text">
      <style:text-properties fo:color="#c9211e" loext:opacity="100%" style:font-name="Liberation Serif" fo:font-size="12pt" fo:language="uk" fo:country="UA" officeooo:rsid="002b393e" style:font-size-asian="12pt" style:font-size-complex="12pt"/>
    </style:style>
    <style:style style:name="T63" style:family="text">
      <style:text-properties fo:color="#c9211e" loext:opacity="100%" style:font-name="Liberation Serif" fo:font-size="12pt" fo:language="uk" fo:country="UA" officeooo:rsid="00429918" style:font-size-asian="12pt" style:font-size-complex="12pt"/>
    </style:style>
    <style:style style:name="T64" style:family="text">
      <style:text-properties fo:color="#202122" loext:opacity="100%" style:font-name="Segoe UI" fo:font-size="11.25pt" fo:letter-spacing="normal" fo:language="uk" fo:country="UA" fo:font-style="italic" fo:font-weight="normal" officeooo:rsid="003f43fb"/>
    </style:style>
    <style:style style:name="T65" style:family="text">
      <style:text-properties fo:color="#202122" loext:opacity="100%" fo:letter-spacing="normal" fo:language="en" fo:country="US" fo:font-weight="normal" officeooo:rsid="003f43fb"/>
    </style:style>
    <style:style style:name="T66" style:family="text">
      <style:text-properties fo:color="#202122" loext:opacity="100%" fo:letter-spacing="normal" fo:language="uk" fo:country="UA" fo:font-weight="normal" officeooo:rsid="0037ad38"/>
    </style:style>
    <style:style style:name="T67" style:family="text">
      <style:text-properties fo:color="#202122" loext:opacity="100%" fo:letter-spacing="normal" fo:language="uk" fo:country="UA" fo:font-weight="normal" officeooo:rsid="003be823"/>
    </style:style>
    <style:style style:name="T68" style:family="text">
      <style:text-properties fo:color="#202122" loext:opacity="100%" fo:letter-spacing="normal" fo:language="uk" fo:country="UA" fo:font-weight="normal" officeooo:rsid="003ca17a"/>
    </style:style>
    <style:style style:name="T69" style:family="text">
      <style:text-properties fo:color="#202122" loext:opacity="100%" fo:letter-spacing="normal" fo:language="uk" fo:country="UA" fo:font-weight="normal" officeooo:rsid="003dd023"/>
    </style:style>
    <style:style style:name="T70" style:family="text">
      <style:text-properties fo:color="#202122" loext:opacity="100%" fo:letter-spacing="normal" fo:language="uk" fo:country="UA" fo:font-weight="normal" officeooo:rsid="003f43fb"/>
    </style:style>
    <style:style style:name="T71" style:family="text">
      <style:text-properties fo:color="#202122" loext:opacity="100%" fo:letter-spacing="normal" fo:language="uk" fo:country="UA" fo:font-style="italic" fo:font-weight="normal" officeooo:rsid="00329e8f"/>
    </style:style>
    <style:style style:name="T72" style:family="text">
      <style:text-properties fo:color="#202122" loext:opacity="100%" fo:letter-spacing="normal" fo:language="uk" fo:country="UA" fo:font-style="italic" fo:font-weight="normal" officeooo:rsid="0033d69e"/>
    </style:style>
    <style:style style:name="T73" style:family="text">
      <style:text-properties fo:color="#202122" loext:opacity="100%" fo:letter-spacing="normal" fo:language="uk" fo:country="UA" fo:font-style="normal" fo:font-weight="normal" officeooo:rsid="003be823" style:font-style-asian="normal" style:font-weight-asian="normal" style:font-style-complex="normal" style:font-weight-complex="normal"/>
    </style:style>
    <style:style style:name="T74" style:family="text">
      <style:text-properties fo:color="#202122" loext:opacity="100%" fo:letter-spacing="normal" fo:language="ja" fo:country="JP" fo:font-weight="normal" officeooo:rsid="003b206a"/>
    </style:style>
    <style:style style:name="T75" style:family="text">
      <style:text-properties fo:color="#202122" loext:opacity="100%" fo:letter-spacing="normal" fo:language="ja" fo:country="JP" fo:font-weight="normal" officeooo:rsid="003be823"/>
    </style:style>
    <style:style style:name="T76" style:family="text">
      <style:text-properties fo:color="#202122" loext:opacity="100%" style:font-name="Liberation Serif" fo:font-size="12pt" fo:letter-spacing="normal" fo:language="uk" fo:country="UA" fo:font-style="normal" fo:font-weight="normal" officeooo:rsid="003f43fb" style:font-size-asian="12pt" style:font-style-asian="normal" style:font-size-complex="12pt" style:font-style-complex="normal"/>
    </style:style>
    <style:style style:name="T77" style:family="text">
      <style:text-properties fo:color="#202122" loext:opacity="100%" style:font-name="Liberation Serif" fo:font-size="12pt" fo:letter-spacing="normal" fo:language="uk" fo:country="UA" fo:font-style="normal" fo:font-weight="normal" officeooo:rsid="0037ad38" style:font-size-asian="12pt" style:font-style-asian="normal" style:font-size-complex="12pt" style:font-style-complex="normal"/>
    </style:style>
    <style:style style:name="T78" style:family="text">
      <style:text-properties fo:color="#202122" loext:opacity="100%" style:font-name="Liberation Serif" fo:font-size="12pt" fo:letter-spacing="normal" fo:language="uk" fo:country="UA" fo:font-style="normal" fo:font-weight="normal" officeooo:rsid="00429918" style:font-size-asian="12pt" style:font-style-asian="normal" style:font-size-complex="12pt" style:font-style-complex="normal"/>
    </style:style>
    <style:style style:name="T79" style:family="text">
      <style:text-properties fo:letter-spacing="normal" fo:language="uk" fo:country="UA" fo:font-style="italic" fo:font-weight="normal" officeooo:rsid="002b393e"/>
    </style:style>
    <style:style style:name="T80" style:family="text">
      <style:text-properties fo:letter-spacing="normal" fo:language="uk" fo:country="UA" fo:font-style="italic" fo:font-weight="normal" officeooo:rsid="00429918"/>
    </style:style>
    <style:style style:name="T81" style:family="text">
      <style:text-properties fo:letter-spacing="normal" fo:language="uk" fo:country="UA" fo:font-style="italic" fo:font-weight="normal" officeooo:rsid="0043919e"/>
    </style:style>
    <style:style style:name="T82" style:family="text">
      <style:text-properties officeooo:rsid="0037ad38"/>
    </style:style>
    <style:style style:name="T83" style:family="text">
      <style:text-properties fo:font-size="12pt" fo:language="uk" fo:country="UA" fo:font-weight="normal"/>
    </style:style>
    <style:style style:name="T84" style:family="text">
      <style:text-properties fo:font-size="12pt" fo:language="uk" fo:country="UA" fo:font-weight="normal" officeooo:rsid="0040f02b"/>
    </style:style>
    <style:style style:name="T85" style:family="text">
      <style:text-properties officeooo:rsid="00399982"/>
    </style:style>
    <style:style style:name="T86" style:family="text">
      <style:text-properties officeooo:rsid="003b22c2"/>
    </style:style>
    <style:style style:name="T87" style:family="text">
      <style:text-properties officeooo:rsid="003be823"/>
    </style:style>
    <style:style style:name="T88" style:family="text">
      <style:text-properties fo:color="#000000" loext:opacity="100%" fo:language="uk" fo:country="UA" officeooo:rsid="003b22c2"/>
    </style:style>
    <style:style style:name="T89" style:family="text">
      <style:text-properties fo:color="#000000" loext:opacity="100%" fo:language="uk" fo:country="UA" officeooo:rsid="003be823"/>
    </style:style>
    <style:style style:name="T90" style:family="text">
      <style:text-properties officeooo:rsid="003ca17a"/>
    </style:style>
    <style:style style:name="T91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92" style:family="text">
      <style:text-properties style:font-name="Liberation Serif" fo:font-size="12pt" fo:font-style="normal" officeooo:rsid="0040f02b" style:font-size-asian="12pt" style:font-style-asian="normal" style:font-size-complex="12pt" style:font-style-complex="normal"/>
    </style:style>
    <style:style style:name="T93" style:family="text">
      <style:text-properties officeooo:rsid="003f43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3">Bluefin Depot — </text:span><text:span text:style-name="T4">Тунцеве Депо</text:span></text:p>
      <text:p text:style-name="P16"><text:span text:style-name="T44">Manta Maria</text:span><text:span text:style-name="T4"> - Манта Марія</text:span></text:p>
      <text:p text:style-name="P6">Musselforge Fitness - Спортзал "Мідія"</text:p>
      <text:p text:style-name="P7">Humpback Pump Track — <text:span text:style-name="T1">Парк </text:span>"<text:span text:style-name="T1">Хвиля</text:span>"</text:p>
      <text:p text:style-name="P7">The Reef — <text:span text:style-name="T55">Риф</text:span></text:p>
      <text:p text:style-name="P7">Snapper Canal — <text:span text:style-name="T55">Тунцевий канал</text:span></text:p>
      <text:p text:style-name="P7">MakoMart — <text:span text:style-name="T56">МакоМаркет</text:span></text:p>
      <text:p text:style-name="P7">Kelp Dome — <text:span text:style-name="T56">Теплиця</text:span></text:p>
      <text:p text:style-name="P7">Skipper Pavilion — <text:span text:style-name="T56">Вугровий храм</text:span></text:p>
      <text:p text:style-name="P17"><text:span text:style-name="T4">Sturgeon Shipyard — </text:span><text:span text:style-name="T5">Корабельня </text:span><text:span text:style-name="T4">"</text:span><text:span text:style-name="T5">Білуга</text:span><text:span text:style-name="T4">"</text:span></text:p>
      <text:p text:style-name="P17"><text:span text:style-name="T4">New Albacore Hotel — </text:span><text:span text:style-name="T5">Готель "Атол"</text:span></text:p>
      <text:p text:style-name="P17"><text:span text:style-name="T5">Ancho-V Games — </text:span><text:span text:style-name="T6">Рибісофт </text:span><text:span text:style-name="T57">Games</text:span></text:p>
      <text:p text:style-name="P17"><text:span text:style-name="T57">Piranha Pit – </text:span><text:span text:style-name="T6">Бичковий кар’єр</text:span></text:p>
      <text:p text:style-name="P18"><text:span text:style-name="T6">Blackbelly Skatepark — Скейтпарк </text:span><text:span text:style-name="T5">"</text:span><text:span text:style-name="T6">Марлін</text:span><text:span text:style-name="T5">" ""</text:span></text:p>
      <text:p text:style-name="P18"><text:span text:style-name="T5">Shellendorf Institute — </text:span><text:span text:style-name="T7">Університет Щученка </text:span><text:span text:style-name="T28">(Шевченка)</text:span></text:p>
      <text:p text:style-name="P17"><text:span text:style-name="T5">Moray Towers — </text:span><text:span text:style-name="T7">Вугрові вежі</text:span></text:p>
      <text:p text:style-name="P19"><text:span text:style-name="T7">Arowana Mall — ТЦ </text:span><text:span text:style-name="T5">"</text:span><text:span text:style-name="T25">Арована</text:span><text:span text:style-name="T5">"</text:span></text:p>
      <text:p text:style-name="P8">Inkblot Art Academy - Академія мистецтв</text:p>
      <text:p text:style-name="P20"><text:span text:style-name="T5">Starfish Mainstage — </text:span><text:span text:style-name="T8">Сцена </text:span><text:span text:style-name="T5">"</text:span><text:span text:style-name="T8">Їжак</text:span><text:span text:style-name="T5">"</text:span></text:p>
      <text:p text:style-name="P20"><text:span text:style-name="T5">Walleye Warehouse — </text:span><text:span text:style-name="T8">Склад "Рак"</text:span></text:p>
      <text:p text:style-name="P20"><text:span text:style-name="T8">Port Mackerel — Порт </text:span><text:span text:style-name="T5">"</text:span><text:span text:style-name="T8">Криль</text:span><text:span text:style-name="T5">"</text:span></text:p>
      <text:p text:style-name="P20"><text:span text:style-name="T5">Camp Triggerfish — </text:span><text:span text:style-name="T8">Табір "Спиноріг"</text:span></text:p>
      <text:p text:style-name="P20"><text:span text:style-name="T8">Wahoo World — </text:span><text:span text:style-name="T9">ВухуЛенд</text:span></text:p>
      <text:p text:style-name="P10">Goby Arena — Стадіон "Медаліст"</text:p>
      <text:p text:style-name="P21"><text:span text:style-name="T8">Marlin Airport</text:span><text:span text:style-name="T58"> – </text:span><text:span text:style-name="T9">Аеропорт </text:span><text:span text:style-name="T5">"</text:span><text:span text:style-name="T9">Марлін</text:span><text:span text:style-name="T5">"</text:span></text:p>
      <text:p text:style-name="P9">Mahi-Mahi Resort - Курорт "Махі-махі"</text:p>
      <text:p text:style-name="P22"><text:span text:style-name="T5">Lemuria Hub — </text:span><text:span text:style-name="T16">Станція </text:span><text:span text:style-name="T5">"</text:span><text:span text:style-name="T16">Лемурія</text:span><text:span text:style-name="T5">"</text:span></text:p>
      <text:p text:style-name="P23"><text:span text:style-name="T5">Brinewater Springs —</text:span><text:span text:style-name="T17"> Спа-салон "</text:span><text:span text:style-name="T45">Kusaya</text:span><text:span text:style-name="T17">"</text:span></text:p>
      <text:p text:style-name="P22"><text:span text:style-name="T17">Robo ROM-en — Робо </text:span><text:span text:style-name="T60">RAM</text:span><text:span text:style-name="T17">ен</text:span></text:p>
      <text:p text:style-name="P11">Eeltail Alley — Коралова алея</text:p>
      <text:p text:style-name="P22"><text:span text:style-name="T17">Um'ami Ruins — </text:span><text:span text:style-name="T18">Руїни Ум амі</text:span></text:p>
      <text:p text:style-name="P22"><text:span text:style-name="T8">Flounder Heights — </text:span><text:span text:style-name="T18">Спальний район</text:span></text:p>
      <text:p text:style-name="P22"><text:soft-page-break/><text:span text:style-name="T18">Hammerhead Bridge — Білокульний міст (Біла акула та Білий міст у Дніпрі)</text:span></text:p>
      <text:p text:style-name="P24"><text:span text:style-name="T18">Museum d'Alfonsino — Музей </text:span><text:span text:style-name="T17">"</text:span><text:span text:style-name="T18">Де Ж</text:span><text:span text:style-name="T19">а</text:span><text:span text:style-name="T18">вю</text:span><text:span text:style-name="T17">" </text:span><text:span text:style-name="T18">(дежавю)</text:span></text:p>
      <text:p text:style-name="P24"><text:span text:style-name="T18">Mincemeat Metalworks — </text:span><text:span text:style-name="T19">Сміттєзвалище "Креветка"</text:span></text:p>
      <text:p text:style-name="P12">Barnacle &amp; Dime — ТЦ "Рак та Щука"</text:p>
      <text:p text:style-name="P24"><text:span text:style-name="T19">Crableg Capital — </text:span><text:span text:style-name="T20">Будстріт </text:span><text:span text:style-name="T61">(</text:span><text:span text:style-name="T22">Троєщина)</text:span></text:p>
      <text:p text:style-name="P24"><text:span text:style-name="T19">Undertow Spillway — </text:span><text:span text:style-name="T20">Підземний канал</text:span></text:p>
      <text:p text:style-name="P25"><text:span text:style-name="T20">Shipshape Cargo Co. — Судно </text:span><text:span text:style-name="T19">"</text:span><text:span text:style-name="T20">Карго ко.</text:span><text:span text:style-name="T19">"</text:span></text:p>
      <text:p text:style-name="P26"><text:span text:style-name="T19">Hagglefish Market — </text:span><text:span text:style-name="T21">Ринок </text:span><text:span text:style-name="T19">"</text:span><text:span text:style-name="T21">Свіжо</text:span><text:span text:style-name="T19">"</text:span></text:p>
      <text:p text:style-name="P26"><text:span text:style-name="T19">Scorch Gorge — </text:span><text:span text:style-name="T21">Лососевий каньйон</text:span></text:p>
      <text:p text:style-name="P26"><text:span text:style-name="T21"/></text:p>
      <text:p text:style-name="P27"><text:span text:style-name="T21">(</text:span><text:span text:style-name="T2">Старі назви сплатфест арен з сп2. Можливо колись до них повернуся (Ні. Мені просто не хочеться видаляти свою роботу( )) </text:span></text:p>
      <text:p text:style-name="P37"><text:span text:style-name="T21">Grapplink Girl — Гаколови </text:span><text:span text:style-name="T26">(Тигролови) -</text:span></text:p>
      <text:p text:style-name="P1"><text:a xlink:type="simple" xlink:href="https://splatoonwiki.org/wiki/The_Chronicles_of_Rolonium" text:style-name="Internet_20_link" text:visited-style-name="Visited_20_Internet_20_Link"><text:span text:style-name="T54">The Chronicles of Rolonium</text:span></text:a><text:span text:style-name="T62"> - Хроніки ролоніуму </text:span><text:span text:style-name="T63">+</text:span></text:p>
      <text:p text:style-name="P38"><text:span text:style-name="T19">Cannon Fire Pearl - Гарматова пісня </text:span><text:span text:style-name="T26">(Лісова пісня) </text:span><text:span text:style-name="T32">+</text:span></text:p>
      <text:p text:style-name="P38"><text:span text:style-name="T19">Sweet Valley Tentacles - Тіні забутих місць </text:span><text:span text:style-name="T26">(Тіні забутих пре</text:span><text:span text:style-name="T28">д</text:span><text:span text:style-name="T26">ків) -</text:span></text:p>
      <text:p text:style-name="P38"><text:span text:style-name="T19">Zone of Glass — </text:span><text:span text:style-name="T26">Плац-невидимка ( :( ) </text:span><text:span text:style-name="T31">+</text:span></text:p>
      <text:p text:style-name="P38"><text:span text:style-name="T26">Bridge to Tentaswitchia — </text:span><text:span text:style-name="T27">Фарбований мис (Фарбований лис) </text:span><text:span text:style-name="T33">+</text:span></text:p>
      <text:p text:style-name="P40">The Bunker Games — Ігри з кальмарами (вибачте) <text:span text:style-name="T87">+</text:span></text:p>
      <text:p text:style-name="P31"><text:span text:style-name="T66"/></text:p>
      <text:p text:style-name="P31"><text:span text:style-name="T52">Wayslide Cool</text:span> — <text:span text:style-name="T82">Шматки спогадів (Tsuioku no Kubikazari)</text:span></text:p>
      <text:p text:style-name="P31"><text:span text:style-name="T52">The Secret of S.P.L.A.T.</text:span> — <text:span text:style-name="T85">Пагорби обіцянок (з японської назви)</text:span></text:p>
      <text:p text:style-name="P31"><text:span text:style-name="T46">Goosponge</text:span><text:span text:style-name="T19"> <text:s/>- </text:span><text:span text:style-name="T29">Рум’яні губки</text:span></text:p>
      <text:p text:style-name="P32"><text:span text:style-name="T47">Windmill House on the Pearlie</text:span><text:span text:style-name="T29"> <text:s/>- </text:span><text:span text:style-name="T30">Вітряковий поцілунок (</text:span><text:span text:style-name="T74">Guddo Mōningu Kōru</text:span><text:span text:style-name="T30">)</text:span></text:p>
      <text:p text:style-name="P32"><text:span text:style-name="T52">Fancy Spew</text:span> — <text:span text:style-name="T86">Стертий лист</text:span></text:p>
      <text:p text:style-name="P41"><text:span text:style-name="T19">Zone of Glass — </text:span><text:span text:style-name="T26">Плац-невидимка</text:span></text:p>
      <text:p text:style-name="P41"><text:span text:style-name="T19">Cannon Fire Pearl - Гарматова пісня </text:span><text:span text:style-name="T26">(Лісова пісня)</text:span></text:p>
      <text:p text:style-name="P42"><text:span text:style-name="T86">The Bunker Games — Ігри з кальмарами (вибачте)</text:span></text:p>
      <text:p text:style-name="P33"><text:span text:style-name="T48">Grapplink Girl</text:span><text:span text:style-name="T88"> — </text:span><text:span text:style-name="T89">Грайливі гачки (</text:span><text:span text:style-name="T75">Itazura na Kiss</text:span><text:span text:style-name="T67">)</text:span></text:p>
      <text:p text:style-name="P33"><text:span text:style-name="T49">Zappy Longshocking</text:span><text:span text:style-name="T67"> — </text:span><text:span text:style-name="T68">Легендарна зустріч (зустріч Перл і Марини)</text:span></text:p>
      <text:p text:style-name="P33"><text:span text:style-name="T50">A Swiftly Tilting Balance</text:span><text:span text:style-name="T68"> <text:s/>- Любовний баланс (з японської назви)</text:span></text:p>
      <text:p text:style-name="P34"><text:span text:style-name="T50">Sweet Valley Tentacles</text:span><text:span text:style-name="T68"> — </text:span><text:span text:style-name="T69">Мацакова небезпека</text:span><text:span text:style-name="T68"> (з японської назви)</text:span></text:p>
      <text:p text:style-name="P34"><text:soft-page-break/><text:span text:style-name="T39">The Switches</text:span><text:span text:style-name="T68"> <text:s/>- </text:span><text:span text:style-name="T70">Перемикачі почуттів</text:span></text:p>
      <text:p text:style-name="P34"><text:span text:style-name="T40">The Bouncey Twins</text:span><text:span text:style-name="T70"> <text:s/>- Матрацова арена (Матрацова поема, з японської назви)</text:span></text:p>
      <text:p text:style-name="P43"><text:span text:style-name="T35">Railway Chillin'</text:span><text:span text:style-name="T76"> <text:s/>- Шлях до серця (</text:span><text:span text:style-name="T64">Kimi no Hāto ni Kisu wo Todokery</text:span><text:span text:style-name="T76">)</text:span></text:p>
      <text:p text:style-name="P35"><text:span text:style-name="T51">Gusher Towns</text:span><text:span text:style-name="T70"> — </text:span><text:span text:style-name="T66">Троянда чорнилу (</text:span><text:span text:style-name="T65">Berusaiyu no Bara</text:span><text:span text:style-name="T66">)</text:span></text:p>
      <text:p text:style-name="P35"><text:span text:style-name="T42">The Maze Dasher</text:span> — <text:span text:style-name="T93">Любовна доріжка (з японської)</text:span></text:p>
      <text:p text:style-name="P44"><text:span text:style-name="T41">Flooders in the Attic</text:span><text:span text:style-name="T91"> <text:s/>- </text:span><text:span text:style-name="T92">Місячний п</text:span><text:span text:style-name="T83">ульверизатор </text:span><text:span text:style-name="T84">(</text:span><text:span text:style-name="T37">Sailor Moon</text:span><text:span text:style-name="T84">)</text:span></text:p>
      <text:p text:style-name="P44"><text:span text:style-name="T37">The Splat in our Zones</text:span><text:span text:style-name="T84"> — Кошики фарби (Кошик фруктів)</text:span></text:p>
      <text:p text:style-name="P43"><text:span text:style-name="T36">The Ink is Spreading</text:span><text:span text:style-name="T77"> - </text:span><text:span text:style-name="T66">Нічні сплески </text:span><text:span text:style-name="T78">(з японської)</text:span></text:p>
      <text:p text:style-name="P39"><text:span text:style-name="T71">Bridge to Tentaswitchia — </text:span><text:span text:style-name="T72">Фарбований мис (Фарбований лис)</text:span></text:p>
      <text:p text:style-name="P45"><text:span text:style-name="T53">The Chronicles of Rolonium</text:span><text:span text:style-name="T79"> - Хроніки ролоніуму </text:span></text:p>
      <text:p text:style-name="P45"><text:span text:style-name="T34">Furler in the Ashes</text:span><text:span text:style-name="T79"> — </text:span><text:span text:style-name="T80">Фарборол — це війна </text:span><text:span text:style-name="T81">(</text:span><text:span text:style-name="T43">Kaguya-sama wa Kokuraseta</text:span><text:span text:style-name="T81">) <text:s text:c="3"/>Перевірити</text:span></text:p>
      <text:p text:style-name="P45"><text:span text:style-name="T38">MC.Princess Diaries</text:span><text:span text:style-name="T81"> - Перлина</text:span></text:p>
      <text:p text:style-name="P28"><text:span text:style-name="T73"/></text:p>
      <text:p text:style-name="P24"><text:span text:style-name="T19"/></text:p>
      <text:p text:style-name="P4">Salmon Run</text:p>
      <text:p text:style-name="P22"><text:span text:style-name="T18">Lost Outpost — </text:span><text:span text:style-name="T23">Втрачений фортпост</text:span></text:p>
      <text:p text:style-name="P13">Salmonid Smokeyard — Лососева коптильня</text:p>
      <text:p text:style-name="P29"><text:span text:style-name="T23">Ruins of Ark Polaris — Руїни ковчега </text:span><text:span text:style-name="T19">"</text:span><text:span text:style-name="T24">Полярна зірка</text:span><text:span text:style-name="T19">"</text:span></text:p>
      <text:p text:style-name="P29"><text:span text:style-name="T19">Marooner's Bay — </text:span><text:span text:style-name="T24">Розбитий корабель</text:span></text:p>
      <text:p text:style-name="P14">Spawning Grounds — Лососева дамба</text:p>
      <text:p text:style-name="P22"><text:span text:style-name="T18"/></text:p>
      <text:p text:style-name="P36"><text:span text:style-name="T8">Р</text:span><text:span text:style-name="T2">ежими</text:span></text:p>
      <text:p text:style-name="P3">Turf War – <text:span text:style-name="T2">Бій за територію</text:span></text:p>
      <text:p text:style-name="P3">Rainmaker – <text:span text:style-name="T2">Базукарп</text:span></text:p>
      <text:p text:style-name="P3"><text:span text:style-name="T2">Tower Control — </text:span><text:span text:style-name="T14">Контроль вежі</text:span></text:p>
      <text:p text:style-name="P5">Clam Blitz — Мушлепад</text:p>
      <text:p text:style-name="P3"><text:span text:style-name="T14">Splat Zones — </text:span><text:span text:style-name="T15">Контрольна зона</text:span></text:p>
      <text:p text:style-name="P2"><text:span text:style-name="T13"/></text:p>
      <text:p text:style-name="P16"><text:span text:style-name="T10">Clam — </text:span><text:span text:style-name="T11">Устриц</text:span><text:span text:style-name="T12">я</text:span></text:p>
      <text:p text:style-name="P30"><text:span text:style-name="T59">Power Clam – </text:span><text:span text:style-name="T12">Супер устриця</text:span></text:p>
      <text:p text:style-name="P15">Tower — Вежа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SC" svg:font-family="'Noto Serif SC'" style:font-family-generic="system" style:font-pitch="variable"/>
    <style:font-face style:name="Segoe UI" svg:font-family="'Segoe UI', 'Segoe UI Emoji', 'Segoe UI Symbol', Lato, 'Liberation Sans', 'Noto Sans', 'Helvetica Neue', Helvetica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SC" style:font-family-asian="'Noto Serif SC'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5T18:38:45.934000000</meta:creation-date>
    <dc:date>2025-07-24T14:26:16.640000000</dc:date>
    <meta:editing-duration>PT1H30M17S</meta:editing-duration>
    <meta:editing-cycles>9</meta:editing-cycles>
    <meta:generator>LibreOffice/24.2.4.2$Windows_X86_64 LibreOffice_project/51a6219feb6075d9a4c46691dcfe0cd9c4fff3c2</meta:generator>
    <meta:document-statistic meta:table-count="0" meta:image-count="0" meta:object-count="0" meta:page-count="3" meta:paragraph-count="88" meta:word-count="499" meta:character-count="3492" meta:non-whitespace-character-count="3001"/>
  </office:meta>
</office:document-meta>
</file>